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7c93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solid" style:text-underline-width="auto" style:text-underline-color="font-color" fo:font-weight="bold" officeooo:rsid="00b656e2" officeooo:paragraph-rsid="0027c93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ce1bd7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b17aee" officeooo:paragraph-rsid="00ce1bd7" style:font-size-asian="14pt" style:font-weight-asian="normal" style:font-size-complex="14pt" style:font-weight-complex="normal"/>
    </style:style>
    <style:style style:name="P5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864983"/>
    </style:style>
    <style:style style:name="P6" style:family="paragraph" style:parent-style-name="Text_20_body">
      <style:text-properties style:font-name="Calibri" fo:font-size="14pt" officeooo:rsid="00b17aee" officeooo:paragraph-rsid="00b656e2" style:font-size-asian="14pt" style:font-size-complex="14pt"/>
    </style:style>
    <style:style style:name="P7" style:family="paragraph" style:parent-style-name="Text_20_body">
      <style:text-properties style:font-name="Calibri" fo:font-size="14pt" officeooo:rsid="00b17aee" officeooo:paragraph-rsid="00ba3dcd" style:font-size-asian="14pt" style:font-size-complex="14pt"/>
    </style:style>
    <style:style style:name="P8" style:family="paragraph" style:parent-style-name="Text_20_body">
      <style:text-properties style:font-name="Calibri" fo:font-size="14pt" officeooo:rsid="00b17aee" officeooo:paragraph-rsid="00bdc3f2" style:font-size-asian="14pt" style:font-size-complex="14pt"/>
    </style:style>
    <style:style style:name="P9" style:family="paragraph" style:parent-style-name="Text_20_body">
      <style:text-properties style:font-name="Calibri" fo:font-size="14pt" officeooo:rsid="00ba3dcd" officeooo:paragraph-rsid="00ba3dcd" style:font-size-asian="14pt" style:font-size-complex="14pt"/>
    </style:style>
    <style:style style:name="P10" style:family="paragraph" style:parent-style-name="Text_20_body">
      <style:text-properties style:font-name="Calibri" fo:font-size="14pt" officeooo:rsid="00c0f6f6" officeooo:paragraph-rsid="00c0f6f6" style:font-size-asian="14pt" style:font-size-complex="14pt"/>
    </style:style>
    <style:style style:name="P11" style:family="paragraph" style:parent-style-name="Text_20_body">
      <style:text-properties officeooo:paragraph-rsid="00ba3dcd"/>
    </style:style>
    <style:style style:name="P12" style:family="paragraph" style:parent-style-name="Text_20_body">
      <style:text-properties fo:color="#000000" loext:opacity="100%" style:font-name="Calibri" fo:font-size="14pt" style:text-underline-style="none" fo:font-weight="normal" officeooo:rsid="00b656e2" officeooo:paragraph-rsid="00b656e2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color="#000000" loext:opacity="100%" style:font-name="Calibri" fo:font-size="14pt" style:text-underline-style="none" fo:font-weight="normal" officeooo:rsid="00c22e46" officeooo:paragraph-rsid="00c22e4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ce1bd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b17aee" officeooo:paragraph-rsid="00ce1bd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06fda" officeooo:paragraph-rsid="00ce1bd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4b09a" officeooo:paragraph-rsid="00d4b09a" style:font-size-asian="14pt" style:font-weight-asian="normal" style:font-size-complex="14pt" style:font-weight-complex="normal"/>
    </style:style>
    <style:style style:name="T1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2" style:family="text">
      <style:text-properties fo:color="#f10d0c" loext:opacity="100%" style:font-name="Calibri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10d0c" loext:opacity="100%" style:font-name="Calibri" style:text-underline-style="solid" style:text-underline-width="auto" style:text-underline-color="font-color" fo:font-weight="bold" officeooo:rsid="00b656e2" style:font-weight-asian="bold" style:font-weight-complex="bold"/>
    </style:style>
    <style:style style:name="T4" style:family="text">
      <style:text-properties fo:color="#000000" loext:opacity="100%" style:font-name="Calibri" fo:font-size="14pt" style:text-underline-style="none" fo:font-weight="normal" officeooo:rsid="00bab357" style:font-size-asian="14pt" style:font-weight-asian="normal" style:font-size-complex="14pt" style:font-weight-complex="normal"/>
    </style:style>
    <style:style style:name="T5" style:family="text">
      <style:text-properties fo:color="#000000" loext:opacity="100%" style:font-name="Calibri" fo:font-size="14pt" style:text-underline-style="none" fo:font-weight="normal" officeooo:rsid="00b17aee" style:font-size-asian="14pt" style:font-weight-asian="normal" style:font-size-complex="14pt" style:font-weight-complex="normal"/>
    </style:style>
    <style:style style:name="T6" style:family="text">
      <style:text-properties fo:color="#000000" loext:opacity="100%" style:font-name="Calibri" fo:font-size="14pt" style:text-underline-style="none" fo:font-weight="normal" officeooo:rsid="00ce1bd7" style:font-size-asian="14pt" style:font-weight-asian="normal" style:font-size-complex="14pt" style:font-weight-complex="normal"/>
    </style:style>
    <style:style style:name="T7" style:family="text">
      <style:text-properties fo:color="#000000" loext:opacity="100%" style:font-name="Calibri" fo:font-size="14pt" style:text-underline-style="none" fo:font-weight="normal" officeooo:rsid="00d06fda" style:font-size-asian="14pt" style:font-weight-asian="normal" style:font-size-complex="14pt" style:font-weight-complex="normal"/>
    </style:style>
    <style:style style:name="T8" style:family="text">
      <style:text-properties fo:color="#000000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Calibri" style:text-underline-style="none" fo:font-weight="normal" style:font-weight-asian="normal" style:font-weight-complex="normal"/>
    </style:style>
    <style:style style:name="T10" style:family="text">
      <style:text-properties fo:color="#000000" loext:opacity="100%" style:font-name="Calibri" style:text-underline-style="none" fo:font-weight="normal" officeooo:rsid="00b656e2" style:font-weight-asian="normal" style:font-weight-complex="normal"/>
    </style:style>
    <style:style style:name="T11" style:family="text">
      <style:text-properties fo:color="#000000" loext:opacity="100%" style:font-name="Calibri" style:text-underline-style="none" fo:font-weight="normal" officeooo:rsid="00c22e46" style:font-weight-asian="normal" style:font-weight-complex="normal"/>
    </style:style>
    <style:style style:name="T12" style:family="text">
      <style:text-properties fo:color="#000000" loext:opacity="100%" style:text-underline-style="none" fo:font-weight="normal" officeooo:rsid="00caf09b" style:font-weight-asian="normal" style:font-weight-complex="normal"/>
    </style:style>
    <style:style style:name="T13" style:family="text">
      <style:text-properties officeooo:rsid="00b06944"/>
    </style:style>
    <style:style style:name="T14" style:family="text">
      <style:text-properties officeooo:rsid="00b656e2"/>
    </style:style>
    <style:style style:name="T15" style:family="text">
      <style:text-properties style:font-name="Calibri" fo:font-size="14pt" officeooo:rsid="00b17aee" style:font-size-asian="14pt" style:font-size-complex="14pt"/>
    </style:style>
    <style:style style:name="T16" style:family="text">
      <style:text-properties style:font-name="Calibri" fo:font-size="14pt" officeooo:rsid="00bf0691" style:font-size-asian="14pt" style:font-size-complex="14pt"/>
    </style:style>
    <style:style style:name="T17" style:family="text">
      <style:text-properties style:font-name="Calibri" fo:font-size="14pt" style:text-underline-style="solid" style:text-underline-width="auto" style:text-underline-color="font-color" officeooo:rsid="00ba3dcd" style:font-size-asian="14pt" style:font-size-complex="14pt"/>
    </style:style>
    <style:style style:name="T18" style:family="text">
      <style:text-properties officeooo:rsid="00ba3dcd"/>
    </style:style>
    <style:style style:name="T19" style:family="text">
      <style:text-properties officeooo:rsid="00bdc3f2"/>
    </style:style>
    <style:style style:name="T20" style:family="text">
      <style:text-properties officeooo:rsid="00bf069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ce1bd7"/>
    </style:style>
    <style:style style:name="T2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2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ce1bd7" style:font-size-asian="18pt" style:font-weight-asian="bold" style:font-size-complex="18pt" style:font-weight-complex="bold"/>
    </style:style>
    <style:style style:name="T25" style:family="text">
      <style:text-properties fo:color="#ff4000" loext:opacity="100%" fo:font-weight="bold" officeooo:rsid="00d150bc" style:font-weight-asian="bold" style:font-weight-complex="bold"/>
    </style:style>
    <style:style style:name="T26" style:family="text">
      <style:text-properties fo:color="#ff4000" loext:opacity="100%" style:text-underline-style="solid" style:text-underline-width="auto" style:text-underline-color="font-color" fo:font-weight="bold" officeooo:rsid="00ce1bd7" style:font-weight-asian="bold" style:font-weight-complex="bold"/>
    </style:style>
    <style:style style:name="T27" style:family="text">
      <style:text-properties officeooo:rsid="00d5998c"/>
    </style:style>
    <style:style style:name="T28" style:family="text">
      <style:text-properties officeooo:rsid="00d67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ce de cours</text:p>
      <text:p text:style-name="P1"/>
      <text:p text:style-name="P1">Activité <text:span text:style-name="T13">1 :</text:span></text:p>
      <text:p text:style-name="P2"/>
      <text:p text:style-name="P11"><text:span text:style-name="T15">Lors d’une </text:span><text:span text:style-name="T1">combustion</text:span><text:span text:style-name="T8"> </text:span><text:span text:style-name="T4">de carbone</text:span><text:span text:style-name="T15">, on </text:span><text:span text:style-name="T16">observe</text:span><text:span text:style-name="T15"> </text:span><text:span text:style-name="T17">la disparition :</text:span></text:p>
      <text:p text:style-name="P8">- <text:span text:style-name="T18">du carbone</text:span></text:p>
      <text:p text:style-name="P9">- de dioxygène <text:span text:style-name="T19">(quand il y a suffisamment de dioxygène, la combustion continue, quand il n’y en a plus, elle s’arrête).</text:span></text:p>
      <text:p text:style-name="P7"><text:span text:style-name="T20">On observe </text:span><text:span text:style-name="T21">l’apparition </text:span>:</text:p>
      <text:p text:style-name="P6">- <text:span text:style-name="T14">de </text:span>dioxyde de carbone, <text:span text:style-name="T14">pour l’identifier on utilise le </text:span><text:span text:style-name="T3">test caractéristique de l’eau de chaux :</text:span><text:span text:style-name="T10"> un liquide qui se trouble (blanchit) en présence de de dioxyde de carbone.</text:span></text:p>
      <text:p text:style-name="P12"/>
      <text:p text:style-name="P10"><text:span text:style-name="T10">I</text:span><text:span text:style-name="T9">l s’agit d’une </text:span><text:span text:style-name="T2">réaction chimique </text:span><text:span text:style-name="T9">: On dit que le carbone et le dioxygène ont réagi</text:span><text:span text:style-name="T12">t</text:span><text:span text:style-name="T9"> pour former l’eau et le dioxyde de carbone </text:span><text:span text:style-name="T11">ou encore</text:span></text:p>
      <text:p text:style-name="P13">Carbone + dioxygène –&gt; dioxyde de carbone</text:p>
      <text:p text:style-name="P13"/>
      <text:p text:style-name="P3"><text:span text:style-name="T23">Activité </text:span><text:span text:style-name="T24">2</text:span><text:span text:style-name="T23"> :</text:span></text:p>
      <text:p text:style-name="P14"/>
      <text:p text:style-name="P4">Au cours de la formation des jeunes sapeurs-pompiers, <text:span text:style-name="T22">il est fait mention du </text:span><text:span text:style-name="T26">triangle du feu :</text:span><text:span text:style-name="T25"> </text:span><text:span text:style-name="T22">Il représente le fait qu’une combustion est une réaction chimique entre un combustible et un comburant. </text:span>Pour déclencher une combustion, il est</text:p>
      <text:p text:style-name="P4">nécessaire de mettre en présence un corps (le combustible), du dioxygène (le comburant), et une source de chaleur (l’énergie d’activation). </text:p>
      <text:p text:style-name="P4"><text:s/></text:p>
      <text:p text:style-name="P3"><text:span text:style-name="T5">La prévention contre l'incendie exige que ces 3 éléments ne soient jamais réunis, </text:span><text:span text:style-name="T6">p</text:span><text:span text:style-name="T5">ar exemple, les liquides inflammables (alcool, essence ...) seront placés loin des sources de chaleur.</text:span></text:p>
      <text:p text:style-name="P4"/>
      <text:p text:style-name="P4">Si malgré les précautions d'usage un incendie survient, l'extinction consiste à</text:p>
      <text:p text:style-name="P3"><text:span text:style-name="T5">rompre le triangle en supprimant l'un des 3 cotés. </text:span><text:span text:style-name="T7">Par exemple :</text:span></text:p>
      <text:p text:style-name="P16">- de l’eau pour refroidir le milieu de l’incendie (plus assez d’énergie)</text:p>
      <text:p text:style-name="P16">- étouffer le feu avec un gaz ou un drap (plus de comburant)</text:p>
      <text:p text:style-name="P16">- un contre feu maîtrisé pour enlever <text:span text:style-name="T27">le futur combustible du feu.</text:span></text:p>
      <text:p text:style-name="P17"><text:soft-page-break/>Lors d’un incendie, les combustions consomme<text:span text:style-name="T28">nt</text:span> beaucoup de dioxygène, ce qui peut entraîner l’asphyxie. <text:span text:style-name="T28">Il y a aussi apparition de gaz asphyxiant comme le monoxyde de carbo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59:49.206455921</meta:creation-date>
    <dc:date>2020-12-11T06:33:18.357865538</dc:date>
    <meta:editing-duration>PT3H44M43S</meta:editing-duration>
    <meta:editing-cycles>157</meta:editing-cycles>
    <meta:generator>LibreOffice/7.0.3.1$Linux_X86_64 LibreOffice_project/00$Build-1</meta:generator>
    <dc:creator>J Cercy</dc:creator>
    <meta:document-statistic meta:table-count="0" meta:image-count="0" meta:object-count="0" meta:page-count="2" meta:paragraph-count="20" meta:word-count="284" meta:character-count="1684" meta:non-whitespace-character-count="1417"/>
  </office:meta>
</office:document-meta>
</file>